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000000001310000006C5D84F6CA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imesNewRomanPSMT" svg:font-family="TimesNewRomanPSMT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Standard">
      <style:text-properties style:font-name="TimesNewRomanPSMT" fo:font-size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Standard">
      <style:text-properties style:font-name="Courier"/>
    </style:style>
    <style:style style:name="P14" style:family="paragraph" style:parent-style-name="Standard" style:list-style-name="L3"/>
    <style:style style:name="P15" style:family="paragraph" style:parent-style-name="Standard" style:list-style-name="L4"/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9" style:family="paragraph">
      <style:paragraph-properties style:writing-mode="lr-tb"/>
    </style:style>
    <style:style style:name="P20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use-window-font-color="true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105553119916032" text:id="ct105553119916032">
          <text:insertion>
            <office:change-info>
              <dc:creator>Bob Jacobsen</dc:creator>
              <dc:date>2015-02-07T15:54:00</dc:date>
            </office:change-info>
          </text:insertion>
        </text:changed-region>
        <text:changed-region xml:id="ct106102875656768" text:id="ct106102875656768">
          <text:insertion>
            <office:change-info>
              <dc:creator>Bob Jacobsen</dc:creator>
              <dc:date>2015-02-07T15:55:00</dc:date>
            </office:change-info>
          </text:insertion>
        </text:changed-region>
        <text:changed-region xml:id="ct106102873540224" text:id="ct106102873540224">
          <text:deletion>
            <office:change-info>
              <dc:creator>D.E. Goodman-Wilson</dc:creator>
              <dc:date>2014-09-19T10:39:00</dc:date>
            </office:change-info>
            <text:p text:style-name="Standard">Minimal introductory material, only the stuff that's absolutely needed to understand the Standard</text:p>
          </text:deletion>
        </text:changed-region>
        <text:changed-region xml:id="ct106102873540992" text:id="ct106102873540992">
          <text:insertion>
            <office:change-info>
              <dc:creator>D.E. Goodman-Wilson</dc:creator>
              <dc:date>2014-09-19T10:39:00</dc:date>
            </office:change-info>
          </text:insertion>
        </text:changed-region>
        <text:changed-region xml:id="ct106102875674432" text:id="ct106102875674432">
          <text:deletion>
            <office:change-info>
              <dc:creator>Bob Jacobsen</dc:creator>
              <dc:date>2015-02-07T15:31:00</dc:date>
            </office:change-info>
            <text:p text:style-name="Standard">storage</text:p>
          </text:deletion>
          <text:insertion>
            <office:change-info office:chg-author="D.E. Goodman-Wilson" office:chg-date-time="2014-09-19T10:39:00"/>
          </text:insertion>
        </text:changed-region>
        <text:changed-region xml:id="ct106102875678464" text:id="ct106102875678464">
          <text:insertion>
            <office:change-info>
              <dc:creator>Bob Jacobsen</dc:creator>
              <dc:date>2015-02-07T15:31:00</dc:date>
            </office:change-info>
          </text:insertion>
        </text:changed-region>
        <text:changed-region xml:id="ct106102875676352" text:id="ct106102875676352">
          <text:insertion>
            <office:change-info>
              <dc:creator>D.E. Goodman-Wilson</dc:creator>
              <dc:date>2014-09-19T10:39:00</dc:date>
            </office:change-info>
          </text:insertion>
        </text:changed-region>
        <text:changed-region xml:id="ct106102873541184" text:id="ct106102873541184">
          <text:insertion>
            <office:change-info>
              <dc:creator>D.E. Goodman-Wilson</dc:creator>
              <dc:date>2014-09-19T10:40:00</dc:date>
            </office:change-info>
          </text:insertion>
        </text:changed-region>
        <text:changed-region xml:id="ct105553121954816" text:id="ct105553121954816">
          <text:deletion>
            <office:change-info>
              <dc:creator>Bob Jacobsen</dc:creator>
              <dc:date>2015-02-07T15:31:00</dc:date>
            </office:change-info>
            <text:p text:style-name="Standard">d</text:p>
          </text:deletion>
          <text:insertion>
            <office:change-info office:chg-author="D.E. Goodman-Wilson" office:chg-date-time="2014-09-19T10:40:00"/>
          </text:insertion>
        </text:changed-region>
        <text:changed-region xml:id="ct106102875677696" text:id="ct106102875677696">
          <text:insertion>
            <office:change-info>
              <dc:creator>Bob Jacobsen</dc:creator>
              <dc:date>2015-02-07T15:31:00</dc:date>
            </office:change-info>
          </text:insertion>
        </text:changed-region>
        <text:changed-region xml:id="ct105553119895680" text:id="ct105553119895680">
          <text:insertion>
            <office:change-info>
              <dc:creator>D.E. Goodman-Wilson</dc:creator>
              <dc:date>2014-09-19T10:40:00</dc:date>
            </office:change-info>
          </text:insertion>
        </text:changed-region>
        <text:changed-region xml:id="ct106102873541376" text:id="ct106102873541376">
          <text:deletion>
            <office:change-info>
              <dc:creator>D.E. Goodman-Wilson</dc:creator>
              <dc:date>2014-09-19T10:40:00</dc:date>
            </office:change-info>
            <text:p text:style-name="Standard">.</text:p>
          </text:deletion>
        </text:changed-region>
        <text:changed-region xml:id="ct105553119929856" text:id="ct105553119929856">
          <text:insertion>
            <office:change-info>
              <dc:creator>Bob Jacobsen</dc:creator>
              <dc:date>2015-02-07T15:21:00</dc:date>
            </office:change-info>
          </text:insertion>
        </text:changed-region>
        <text:changed-region xml:id="ct105553121970560" text:id="ct105553121970560">
          <text:insertion>
            <office:change-info>
              <dc:creator>Bob Jacobsen</dc:creator>
              <dc:date>2015-02-07T15:31:00</dc:date>
            </office:change-info>
          </text:insertion>
        </text:changed-region>
        <text:changed-region xml:id="ct106102873541568" text:id="ct106102873541568">
          <text:deletion>
            <office:change-info>
              <dc:creator>D.E. Goodman-Wilson</dc:creator>
              <dc:date>2014-09-19T10:41:00</dc:date>
            </office:change-info>
            <text:p text:style-name="Standard">Any limitations to the area of use of the Standard</text:p>
          </text:deletion>
        </text:changed-region>
        <text:changed-region xml:id="ct105553121945600" text:id="ct105553121945600">
          <text:deletion>
            <office:change-info>
              <dc:creator>Bob Jacobsen</dc:creator>
              <dc:date>2015-02-07T15:21:00</dc:date>
            </office:change-info>
            <text:p text:style-name="Standard">Intended</text:p>
          </text:deletion>
          <text:insertion>
            <office:change-info office:chg-author="D.E. Goodman-Wilson" office:chg-date-time="2014-09-19T10:41:00"/>
          </text:insertion>
        </text:changed-region>
        <text:changed-region xml:id="ct105553119916608" text:id="ct105553119916608">
          <text:insertion>
            <office:change-info>
              <dc:creator>Bob Jacobsen</dc:creator>
              <dc:date>2015-02-07T15:21:00</dc:date>
            </office:change-info>
          </text:insertion>
        </text:changed-region>
        <text:changed-region xml:id="ct106102873541760" text:id="ct106102873541760">
          <text:insertion>
            <office:change-info>
              <dc:creator>D.E. Goodman-Wilson</dc:creator>
              <dc:date>2014-09-19T10:41:00</dc:date>
            </office:change-info>
          </text:insertion>
        </text:changed-region>
        <text:changed-region xml:id="ct105553119826944" text:id="ct105553119826944">
          <text:deletion>
            <office:change-info>
              <dc:creator>Bob Jacobsen</dc:creator>
              <dc:date>2015-02-07T15:22:00</dc:date>
            </office:change-info>
            <text:p text:style-name="Standard"><text:s/>to </text:p>
          </text:deletion>
          <text:insertion>
            <office:change-info office:chg-author="D.E. Goodman-Wilson" office:chg-date-time="2014-09-19T10:41:00"/>
          </text:insertion>
        </text:changed-region>
        <text:changed-region xml:id="ct105553121960960" text:id="ct105553121960960">
          <text:insertion>
            <office:change-info>
              <dc:creator>Bob Jacobsen</dc:creator>
              <dc:date>2015-02-07T15:22:00</dc:date>
            </office:change-info>
          </text:insertion>
        </text:changed-region>
        <text:changed-region xml:id="ct105553117714816" text:id="ct105553117714816">
          <text:insertion>
            <office:change-info>
              <dc:creator>D.E. Goodman-Wilson</dc:creator>
              <dc:date>2014-09-19T10:41:00</dc:date>
            </office:change-info>
          </text:insertion>
        </text:changed-region>
        <text:changed-region xml:id="ct106102875653696" text:id="ct106102875653696">
          <text:insertion>
            <office:change-info>
              <dc:creator>Bob Jacobsen</dc:creator>
              <dc:date>2015-02-07T15:22:00</dc:date>
            </office:change-info>
          </text:insertion>
        </text:changed-region>
        <text:changed-region xml:id="ct106102873630464" text:id="ct106102873630464">
          <text:insertion>
            <office:change-info>
              <dc:creator>D.E. Goodman-Wilson</dc:creator>
              <dc:date>2014-09-19T10:41:00</dc:date>
            </office:change-info>
          </text:insertion>
        </text:changed-region>
        <text:changed-region xml:id="ct106102875629888" text:id="ct106102875629888">
          <text:deletion>
            <office:change-info>
              <dc:creator>Bob Jacobsen</dc:creator>
              <dc:date>2015-02-07T15:22:00</dc:date>
            </office:change-info>
            <text:p text:style-name="Standard">s</text:p>
          </text:deletion>
          <text:insertion>
            <office:change-info office:chg-author="D.E. Goodman-Wilson" office:chg-date-time="2014-09-19T10:41:00"/>
          </text:insertion>
        </text:changed-region>
        <text:changed-region xml:id="ct106102873541952" text:id="ct106102873541952">
          <text:deletion>
            <office:change-info>
              <dc:creator>D.E. Goodman-Wilson</dc:creator>
              <dc:date>2014-09-19T10:41:00</dc:date>
            </office:change-info>
            <text:p text:style-name="Standard">.</text:p>
          </text:deletion>
        </text:changed-region>
        <text:changed-region xml:id="ct106102873542144" text:id="ct106102873542144">
          <text:deletion>
            <office:change-info>
              <dc:creator>Bob Jacobsen</dc:creator>
              <dc:date>2015-02-07T15:22:00</dc:date>
            </office:change-info>
            <text:p text:style-name="Standard">.</text:p>
          </text:deletion>
          <text:insertion>
            <office:change-info office:chg-author="D.E. Goodman-Wilson" office:chg-date-time="2014-09-19T10:41:00"/>
          </text:insertion>
        </text:changed-region>
        <text:changed-region xml:id="ct106102875653504" text:id="ct106102875653504">
          <text:insertion>
            <office:change-info>
              <dc:creator>Bob Jacobsen</dc:creator>
              <dc:date>2015-02-07T15:22:00</dc:date>
            </office:change-info>
          </text:insertion>
        </text:changed-region>
        <text:changed-region xml:id="ct105553119884736" text:id="ct105553119884736">
          <text:insertion>
            <office:change-info>
              <dc:creator>Bob Jacobsen</dc:creator>
              <dc:date>2015-02-07T15:21:00</dc:date>
            </office:change-info>
          </text:insertion>
        </text:changed-region>
        <text:changed-region xml:id="ct106102875675200" text:id="ct106102875675200">
          <text:deletion>
            <office:change-info>
              <dc:creator>Bob Jacobsen</dc:creator>
              <dc:date>2015-02-07T15:27:00</dc:date>
            </office:change-info>
            <text:h text:style-name="Heading_20_1" text:outline-level="1">Normative</text:h>
          </text:deletion>
        </text:changed-region>
        <text:changed-region xml:id="ct106102875631424" text:id="ct106102875631424">
          <text:insertion>
            <office:change-info>
              <dc:creator>Bob Jacobsen</dc:creator>
              <dc:date>2015-02-07T15:27:00</dc:date>
            </office:change-info>
          </text:insertion>
        </text:changed-region>
        <text:changed-region xml:id="ct106102873542528" text:id="ct106102873542528">
          <text:deletion>
            <office:change-info>
              <dc:creator>D.E. Goodman-Wilson</dc:creator>
              <dc:date>2014-09-19T10:42:00</dc:date>
            </office:change-info>
            <text:h text:style-name="Heading_20_1" text:outline-level="1">Citations to other docs, as needed.</text:h>
          </text:deletion>
        </text:changed-region>
        <text:changed-region xml:id="ct106102873542336" text:id="ct106102873542336">
          <text:deletion>
            <office:change-info>
              <dc:creator>D.E. Goodman-Wilson</dc:creator>
              <dc:date>2014-09-19T10:46:00</dc:date>
            </office:change-info>
            <text:h text:style-name="Heading_20_1" text:outline-level="1"/>
            <text:p text:style-name="Standard"/>
          </text:deletion>
        </text:changed-region>
        <text:changed-region xml:id="ct105553121943488" text:id="ct105553121943488">
          <text:insertion>
            <office:change-info>
              <dc:creator>Bob Jacobsen</dc:creator>
              <dc:date>2015-02-07T15:24:00</dc:date>
            </office:change-info>
          </text:insertion>
        </text:changed-region>
        <text:changed-region xml:id="ct106102873542720" text:id="ct106102873542720">
          <text:deletion>
            <office:change-info>
              <dc:creator>D.E. Goodman-Wilson</dc:creator>
              <dc:date>2014-09-19T10:42:00</dc:date>
            </office:change-info>
            <text:p text:style-name="Standard"/>
            <text:p text:style-name="Standard"/>
          </text:deletion>
        </text:changed-region>
        <text:changed-region xml:id="ct105553121957696" text:id="ct105553121957696">
          <text:insertion>
            <office:change-info>
              <dc:creator>Bob Jacobsen</dc:creator>
              <dc:date>2015-02-07T15:24:00</dc:date>
            </office:change-info>
          </text:insertion>
        </text:changed-region>
        <text:changed-region xml:id="ct106102875665408" text:id="ct106102875665408">
          <text:insertion>
            <office:change-info>
              <dc:creator>Bob Jacobsen</dc:creator>
              <dc:date>2015-02-07T15:25:00</dc:date>
            </office:change-info>
          </text:insertion>
        </text:changed-region>
        <text:changed-region xml:id="ct105553121977664" text:id="ct105553121977664">
          <text:insertion>
            <office:change-info>
              <dc:creator>Bob Jacobsen</dc:creator>
              <dc:date>2015-02-07T15:52:00</dc:date>
            </office:change-info>
          </text:insertion>
        </text:changed-region>
        <text:changed-region xml:id="ct106102875702464" text:id="ct106102875702464">
          <text:insertion>
            <office:change-info>
              <dc:creator>Bob Jacobsen</dc:creator>
              <dc:date>2015-02-07T15:53:00</dc:date>
            </office:change-info>
          </text:insertion>
        </text:changed-region>
        <text:changed-region xml:id="ct106102875700352" text:id="ct106102875700352">
          <text:insertion>
            <office:change-info>
              <dc:creator>Bob Jacobsen</dc:creator>
              <dc:date>2015-02-07T15:55:00</dc:date>
            </office:change-info>
          </text:insertion>
        </text:changed-region>
        <text:changed-region xml:id="ct106102875710912" text:id="ct106102875710912">
          <text:deletion>
            <office:change-info>
              <dc:creator>Bob Jacobsen</dc:creator>
              <dc:date>2015-02-07T15:59:00</dc:date>
            </office:change-info>
            <text:h text:style-name="Heading_20_1" text:outline-level="1">Format</text:h>
          </text:deletion>
          <text:insertion>
            <office:change-info office:chg-author="D.E. Goodman-Wilson" office:chg-date-time="2014-09-19T10:43:00"/>
          </text:insertion>
        </text:changed-region>
        <text:changed-region xml:id="ct106102875668864" text:id="ct106102875668864">
          <text:insertion>
            <office:change-info>
              <dc:creator>Bob Jacobsen</dc:creator>
              <dc:date>2015-02-07T15:59:00</dc:date>
            </office:change-info>
          </text:insertion>
        </text:changed-region>
        <text:changed-region xml:id="ct105553117751872" text:id="ct105553117751872">
          <text:insertion>
            <office:change-info>
              <dc:creator>D.E. Goodman-Wilson</dc:creator>
              <dc:date>2014-09-19T10:43:00</dc:date>
            </office:change-info>
          </text:insertion>
        </text:changed-region>
        <text:changed-region xml:id="ct105553119922368" text:id="ct105553119922368">
          <text:insertion>
            <office:change-info>
              <dc:creator>Bob Jacobsen</dc:creator>
              <dc:date>2015-02-07T15:59:00</dc:date>
            </office:change-info>
          </text:insertion>
        </text:changed-region>
        <text:changed-region xml:id="ct106102875723392" text:id="ct106102875723392">
          <text:insertion>
            <office:change-info>
              <dc:creator>Bob Jacobsen</dc:creator>
              <dc:date>2015-02-07T16:03:00</dc:date>
            </office:change-info>
          </text:insertion>
        </text:changed-region>
        <text:changed-region xml:id="ct105553119854784" text:id="ct105553119854784">
          <text:insertion>
            <office:change-info>
              <dc:creator>Bob Jacobsen</dc:creator>
              <dc:date>2015-02-07T15:44:00</dc:date>
            </office:change-info>
          </text:insertion>
        </text:changed-region>
        <text:changed-region xml:id="ct105553119910272" text:id="ct105553119910272">
          <text:insertion>
            <office:change-info>
              <dc:creator>Bob Jacobsen</dc:creator>
              <dc:date>2015-02-07T15:46:00</dc:date>
            </office:change-info>
          </text:insertion>
        </text:changed-region>
        <text:changed-region xml:id="ct105553119910464" text:id="ct105553119910464">
          <text:insertion>
            <office:change-info>
              <dc:creator>Bob Jacobsen</dc:creator>
              <dc:date>2015-02-07T15:47:00</dc:date>
            </office:change-info>
          </text:insertion>
        </text:changed-region>
        <text:changed-region xml:id="ct105553121966144" text:id="ct105553121966144">
          <text:insertion>
            <office:change-info>
              <dc:creator>Bob Jacobsen</dc:creator>
              <dc:date>2015-02-07T15:48:00</dc:date>
            </office:change-info>
          </text:insertion>
        </text:changed-region>
        <text:changed-region xml:id="ct105553121976128" text:id="ct105553121976128">
          <text:insertion>
            <office:change-info>
              <dc:creator>Bob Jacobsen</dc:creator>
              <dc:date>2015-02-07T16:05:00</dc:date>
            </office:change-info>
          </text:insertion>
        </text:changed-region>
        <text:changed-region xml:id="ct105553121970752" text:id="ct105553121970752">
          <text:insertion>
            <office:change-info>
              <dc:creator>Bob Jacobsen</dc:creator>
              <dc:date>2015-02-07T16:08:00</dc:date>
            </office:change-info>
          </text:insertion>
        </text:changed-region>
        <text:changed-region xml:id="ct106102875663680" text:id="ct106102875663680">
          <text:insertion>
            <office:change-info>
              <dc:creator>Bob Jacobsen</dc:creator>
              <dc:date>2015-02-07T16:09:00</dc:date>
            </office:change-info>
          </text:insertion>
        </text:changed-region>
        <text:changed-region xml:id="ct106102877751616" text:id="ct106102877751616">
          <text:insertion>
            <office:change-info>
              <dc:creator>Bob Jacobsen</dc:creator>
              <dc:date>2015-02-07T16:14:00</dc:date>
            </office:change-info>
          </text:insertion>
        </text:changed-region>
        <text:changed-region xml:id="ct106102875668288" text:id="ct106102875668288">
          <text:insertion>
            <office:change-info>
              <dc:creator>Bob Jacobsen</dc:creator>
              <dc:date>2015-02-07T16:15:00</dc:date>
            </office:change-info>
          </text:insertion>
        </text:changed-region>
        <text:changed-region xml:id="ct105553119834240" text:id="ct105553119834240">
          <text:insertion>
            <office:change-info>
              <dc:creator>D.E. Goodman-Wilson</dc:creator>
              <dc:date>2014-09-19T10:43:00</dc:date>
            </office:change-info>
          </text:insertion>
        </text:changed-region>
        <text:changed-region xml:id="ct105553121953088" text:id="ct105553121953088">
          <text:deletion>
            <office:change-info>
              <dc:creator>Bob Jacobsen</dc:creator>
              <dc:date>2015-02-07T15:44:00</dc:date>
            </office:change-info>
            <text:h text:style-name="Heading_20_2" text:outline-level="2">Use of XML</text:h>
          </text:deletion>
          <text:insertion>
            <office:change-info office:chg-author="D.E. Goodman-Wilson" office:chg-date-time="2014-09-19T10:43:00"/>
          </text:insertion>
        </text:changed-region>
        <text:changed-region xml:id="ct105553119920448" text:id="ct105553119920448">
          <text:insertion>
            <office:change-info>
              <dc:creator>Bob Jacobsen</dc:creator>
              <dc:date>2015-02-07T15:57:00</dc:date>
            </office:change-info>
          </text:insertion>
        </text:changed-region>
        <text:changed-region xml:id="ct105553121972672" text:id="ct105553121972672">
          <text:insertion>
            <office:change-info>
              <dc:creator>Bob Jacobsen</dc:creator>
              <dc:date>2015-02-07T15:44:00</dc:date>
            </office:change-info>
          </text:insertion>
        </text:changed-region>
        <text:changed-region xml:id="ct105553121988032" text:id="ct105553121988032">
          <text:insertion>
            <office:change-info>
              <dc:creator>Bob Jacobsen</dc:creator>
              <dc:date>2015-02-07T16:12:00</dc:date>
            </office:change-info>
          </text:insertion>
        </text:changed-region>
        <text:changed-region xml:id="ct106102875675008" text:id="ct106102875675008">
          <text:insertion>
            <office:change-info>
              <dc:creator>Bob Jacobsen</dc:creator>
              <dc:date>2015-02-07T15:26:00</dc:date>
            </office:change-info>
          </text:insertion>
        </text:changed-region>
        <text:changed-region xml:id="ct105553121966720" text:id="ct105553121966720">
          <text:insertion>
            <office:change-info>
              <dc:creator>Bob Jacobsen</dc:creator>
              <dc:date>2015-02-07T15:32:00</dc:date>
            </office:change-info>
          </text:insertion>
        </text:changed-region>
        <text:changed-region xml:id="ct105553121981504" text:id="ct105553121981504">
          <text:deletion>
            <office:change-info>
              <dc:creator>Bob Jacobsen</dc:creator>
              <dc:date>2015-02-07T16:12:00</dc:date>
            </office:change-info>
            <text:p text:style-name="Standard"/>
            <text:h text:style-name="Heading_20_2" text:outline-level="2">CDI is constant</text:h>
          </text:deletion>
          <text:insertion>
            <office:change-info office:chg-author="D.E. Goodman-Wilson" office:chg-date-time="2014-09-19T10:43:00"/>
          </text:insertion>
        </text:changed-region>
        <text:changed-region xml:id="ct106102875674816" text:id="ct106102875674816">
          <text:insertion>
            <office:change-info>
              <dc:creator>D.E. Goodman-Wilson</dc:creator>
              <dc:date>2014-09-19T10:43:00</dc:date>
            </office:change-info>
          </text:insertion>
        </text:changed-region>
        <text:changed-region xml:id="ct105553117751488" text:id="ct105553117751488">
          <text:insertion>
            <office:change-info>
              <dc:creator>Bob Jacobsen</dc:creator>
              <dc:date>2013-05-04T17:30:00</dc:date>
            </office:change-info>
          </text:insertion>
        </text:changed-region>
        <text:changed-region xml:id="ct105553117751680" text:id="ct105553117751680">
          <text:insertion>
            <office:change-info>
              <dc:creator>Bob Jacobsen</dc:creator>
              <dc:date>2013-05-04T17:31:00</dc:date>
            </office:change-info>
          </text:insertion>
        </text:changed-region>
        <text:changed-region xml:id="ct105553117752064" text:id="ct105553117752064">
          <text:insertion>
            <office:change-info>
              <dc:creator>Bob Jacobsen</dc:creator>
              <dc:date>2013-05-04T17:32:00</dc:date>
            </office:change-info>
          </text:insertion>
        </text:changed-region>
        <text:changed-region xml:id="ct106102873528704" text:id="ct106102873528704">
          <text:insertion>
            <office:change-info>
              <dc:creator>Bob Jacobsen</dc:creator>
              <dc:date>2013-03-02T22:02:00</dc:date>
            </office:change-info>
          </text:insertion>
        </text:changed-region>
        <text:changed-region xml:id="ct106102873542912" text:id="ct106102873542912">
          <text:insertion>
            <office:change-info>
              <dc:creator>Bob Jacobsen</dc:creator>
              <dc:date>2013-03-02T22:03:00</dc:date>
            </office:change-info>
          </text:insertion>
        </text:changed-region>
        <text:changed-region xml:id="ct106102873543104" text:id="ct106102873543104">
          <text:insertion>
            <office:change-info>
              <dc:creator>Bob Jacobsen</dc:creator>
              <dc:date>2013-03-02T22:04:00</dc:date>
            </office:change-info>
          </text:insertion>
        </text:changed-region>
        <text:changed-region xml:id="ct106102873543296" text:id="ct106102873543296">
          <text:insertion>
            <office:change-info>
              <dc:creator>Bob Jacobsen</dc:creator>
              <dc:date>2013-03-02T22:05:00</dc:date>
            </office:change-info>
          </text:insertion>
        </text:changed-region>
        <text:changed-region xml:id="ct106102873543488" text:id="ct106102873543488">
          <text:insertion>
            <office:change-info>
              <dc:creator>Bob Jacobsen</dc:creator>
              <dc:date>2013-03-02T22:06:00</dc:date>
            </office:change-info>
          </text:insertion>
        </text:changed-region>
        <text:changed-region xml:id="ct106102873543680" text:id="ct106102873543680">
          <text:insertion>
            <office:change-info>
              <dc:creator>Bob Jacobsen</dc:creator>
              <dc:date>2013-03-02T22:07:00</dc:date>
            </office:change-info>
          </text:insertion>
        </text:changed-region>
        <text:changed-region xml:id="ct106102873543872" text:id="ct106102873543872">
          <text:insertion>
            <office:change-info>
              <dc:creator>Bob Jacobsen</dc:creator>
              <dc:date>2013-10-19T16:06:00</dc:date>
            </office:change-info>
          </text:insertion>
        </text:changed-region>
        <text:changed-region xml:id="ct106102873544064" text:id="ct106102873544064">
          <text:insertion>
            <office:change-info>
              <dc:creator>Bob Jacobsen</dc:creator>
              <dc:date>2013-10-19T16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Introduction (Informative)</text:h>
      <text:p text:style-name="Standard"><text:change text:change-id="ct106102873540224"/><text:change-start text:change-id="ct106102873540992"/>This document defines a standard for the <text:change-end text:change-id="ct106102873540992"/><text:change text:change-id="ct106102875674432"/><text:change-start text:change-id="ct106102875678464"/>format<text:change-end text:change-id="ct106102875678464"/><text:change-start text:change-id="ct106102875676352"/> of static <text:change-end text:change-id="ct106102875676352"/><text:change-start text:change-id="ct106102873541184"/>information that describe<text:change-end text:change-id="ct106102873541184"/><text:change text:change-id="ct105553121954816"/><text:change-start text:change-id="ct106102875677696"/>s<text:change-end text:change-id="ct106102875677696"/><text:change-start text:change-id="ct105553119895680"/> the configuration options available on an OpenLCB node, called “Configuration Description Information (CDI)”.<text:change-end text:change-id="ct105553119895680"/><text:change text:change-id="ct106102873541376"/><text:change-start text:change-id="ct105553119929856"/> “Configuration Description Information” in this context refers to <text:span text:style-name="T6">fixed</text:span> information available from an OpenLCB device, via OpenLCB, so that other devices can properly and correctly configure it.<text:change-end text:change-id="ct105553119929856"/><text:change-start text:change-id="ct105553121970560"/></text:p>
      <text:p text:style-name="Standard">This Standard does not address how the CDI is stored, retrieved, or used.<text:change-end text:change-id="ct105553121970560"/></text:p>
      <text:h text:style-name="Heading_20_1" text:outline-level="1">Intended Use (Informative)</text:h>
      <text:p text:style-name="Standard"><text:change text:change-id="ct106102873541568"/><text:change text:change-id="ct105553121945600"/><text:change-start text:change-id="ct105553119916608"/>CDI is intended<text:change-end text:change-id="ct105553119916608"/><text:change-start text:change-id="ct106102873541760"/> to be used<text:change-end text:change-id="ct106102873541760"/><text:change text:change-id="ct105553119826944"/><text:change-start text:change-id="ct105553121960960"/> <text:change-end text:change-id="ct105553121960960"/><text:change-start text:change-id="ct105553117714816"/>by <text:change-end text:change-id="ct105553117714816"/><text:change-start text:change-id="ct106102875653696"/>a <text:change-end text:change-id="ct106102875653696"/><text:change-start text:change-id="ct106102873630464"/>configurable, self-contained OpenLCB <text:s/>node<text:change-end text:change-id="ct106102873630464"/><text:change text:change-id="ct106102875629888"/><text:change text:change-id="ct106102873541952"/><text:change text:change-id="ct106102873542144"/><text:change-start text:change-id="ct106102875653504"/> to tell<text:change-end text:change-id="ct106102875653504"/><text:change-start text:change-id="ct105553119884736"/> a Configuration Tool (CT) how to configure the node. The configuration tool will use the CDI information to help the user configure all aspects of the node's capabilities. <text:change-end text:change-id="ct105553119884736"/></text:p>
      <text:h text:style-name="Heading_20_1" text:outline-level="1">References and Context (<text:change text:change-id="ct106102875675200"/><text:change-start text:change-id="ct106102875631424"/>Informative<text:change-end text:change-id="ct106102875631424"/>)<text:change text:change-id="ct106102873542528"/><text:change text:change-id="ct106102873542336"/></text:h>
      <text:p text:style-name="Standard">For more information on format and presentation, see: </text:p>
      <text:list xml:id="list5884275141785405250" text:style-name="L1">
        <text:list-item>
          <text:p text:style-name="P11">OpenLCB Common Information Technical Note<text:change-start text:change-id="ct105553121943488"/></text:p>
        </text:list-item>
      </text:list>
      <text:p text:style-name="Standard"><text:change-end text:change-id="ct105553121943488"/><text:change text:change-id="ct106102873542720"/><text:change-start text:change-id="ct105553121957696"/>For information on one way to <text:change-end text:change-id="ct105553121957696"/><text:change-start text:change-id="ct106102875665408"/>retrieve CDI from a node, see:</text:p>
      <text:list xml:id="list1029734809784577831" text:style-name="L2">
        <text:list-item>
          <text:p text:style-name="P12">OpenLCB Memory Configuration Protocol<text:change-end text:change-id="ct106102875665408"/><text:change-start text:change-id="ct105553121977664"/></text:p>
        </text:list-item>
      </text:list>
      <text:p text:style-name="Standard">For information on XML <text:change-end text:change-id="ct105553121977664"/><text:change-start text:change-id="ct106102875702464"/>encoding and XML Schema, see:</text:p>
      <text:list xml:id="list1189830892314780855" text:style-name="L3">
        <text:list-item>
          <text:p text:style-name="P14">World Wide Web Consortium (W3C) “Extensible Markup Language (XML)”<text:note text:id="ftn0" text:note-class="endnote"><text:note-citation>i</text:note-citation><text:note-body><text:p text:style-name="Endnote"><text:change-start text:change-id="ct105553119916032"/>http://www.w3.org/XML/<text:change-end text:change-id="ct105553119916032"/></text:p></text:note-body></text:note><text:change-end text:change-id="ct106102875702464"/><text:change-start text:change-id="ct106102875700352"/></text:p>
        </text:list-item>
        <text:list-item>
          <text:p text:style-name="P14">World Wide Web Consortium (W3C) “XML Schema”<text:note text:id="ftn1" text:note-class="endnote"><text:note-citation>ii</text:note-citation><text:note-body><text:p text:style-name="Endnote"><text:change-start text:change-id="ct106102875656768"/>http://www.w3.org/XML/Schema<text:change-end text:change-id="ct106102875656768"/></text:p></text:note-body></text:note><text:change-end text:change-id="ct106102875700352"/></text:p>
        </text:list-item>
      </text:list>
      <text:h text:style-name="Heading_20_1" text:outline-level="1"><text:change text:change-id="ct106102875710912"/><text:change-start text:change-id="ct106102875668864"/>Content<text:change-end text:change-id="ct106102875668864"/><text:change-start text:change-id="ct105553117751872"/> (normative)<text:change-end text:change-id="ct105553117751872"/><text:change-start text:change-id="ct105553119922368"/></text:h>
      <text:p text:style-name="Standard">The configuration description information <text:span text:style-name="T5">for a</text:span> node is invariant while the node has any OpenLCB connections in the Initialized state. </text:p>
      <text:p text:style-name="Standard">The CDI has three parts:</text:p>
      <text:list xml:id="list5837438720989434744" text:style-name="L4">
        <text:list-item>
          <text:p text:style-name="P15">Identification: Provides specific information about <text:span text:style-name="T5">the</text:span> type of the node.</text:p>
        </text:list-item>
        <text:list-item>
          <text:p text:style-name="P15">ACDI: Indicates that certain configuration information in the node has a standard format.</text:p>
        </text:list-item>
        <text:list-item>
          <text:p text:style-name="P15"><text:soft-page-break/>Segments: The configuration information in the node is organized in zero or more segments, each of which contains zero or more configurable variables. <text:s/>A variable is the basic unit of configuration. The segment definition specifies the organization of each segment. A segment consists of zero or more bytes with a linear address space. </text:p>
        </text:list-item>
      </text:list>
      <text:h text:style-name="Heading_20_1" text:outline-level="1">Format (normative<text:change-end text:change-id="ct105553119922368"/><text:change-start text:change-id="ct106102875723392"/>)<text:change-end text:change-id="ct106102875723392"/><text:change-start text:change-id="ct105553119854784"/></text:h>
      <text:p text:style-name="Standard">The CDI is provided as a zero-terminated string of bytes<text:change-end text:change-id="ct105553119854784"/><text:change-start text:change-id="ct105553119910272"/>. The bytes encode UTF-8 characters. There is no byte-order mark (BOM) at <text:span text:style-name="T5">the</text:span> start of the string.<text:change-end text:change-id="ct105553119910272"/><text:change-start text:change-id="ct105553119910464"/> Lines in the string are delimited with 0x12 Newline (NL) characters.</text:p>
      <text:p text:style-name="Standard">The content defines the configuration description information in XML 1.0 format using a specific XML vocabulary defined by an XML Schema. This version of <text:span text:style-name="T5">this Standard specifies version 1.1 of the schema. <text:s/>That version of the schema is defined at </text:span><text:a xlink:type="simple" xlink:href="http://openlcb.org/schema/1/1/cdi.xsl" text:style-name="Internet_20_link" text:visited-style-name="Visited_20_Internet_20_Link">http://openlcb.org/schema/1/1/cdi.xsl</text:a><text:span text:style-name="T5"> and in Appendix A of this document.</text:span></text:p>
      <text:p text:style-name="Standard"><text:span text:style-name="T5">The version number of an OpenLCB CDI schema contains two numbers: The major version first, and the minor version second. <text:s/></text:span></text:p>
      <text:p text:style-name="Standard">The first <text:change-end text:change-id="ct105553119910464"/><text:change-start text:change-id="ct105553121966144"/>line of the CDI is:</text:p>
      <text:p text:style-name="P13"><text:span text:style-name="Teletype"><text:span text:style-name="T7">&lt;?xml version="1.0"?&gt;</text:span></text:span></text:p>
      <text:p text:style-name="Standard">to define the XML version of <text:span text:style-name="T5">the</text:span> content.<text:change-end text:change-id="ct105553121966144"/><text:change-start text:change-id="ct105553121976128"/></text:p>
      <text:p text:style-name="Standard"><text:change-end text:change-id="ct105553121976128"/><text:change-start text:change-id="ct105553121970752"/>The root element of the CDI XML is:</text:p>
      <text:p text:style-name="Standard"><text:change-end text:change-id="ct105553121970752"/><text:change-start text:change-id="ct106102875663680"/><text:span text:style-name="Teletype"><text:span text:style-name="T7">&lt;cdi xmlns:xsi="http://www.w3.org/2001/XMLSchema-instance" <text:tab/>xsi:noNamespaceSchemaLocation="</text:span></text:span><text:a xlink:type="simple" xlink:href="http://openlcb.org/schema/1/1/cdi.xsd" text:style-name="Internet_20_link" text:visited-style-name="Visited_20_Internet_20_Link"><text:span text:style-name="Teletype"><text:span text:style-name="T7">http://openlcb.org/schema/1/1/cdi.xsd</text:span></text:span></text:a><text:span text:style-name="Teletype"><text:span text:style-name="T7">"&gt;</text:span></text:span><text:change-end text:change-id="ct106102875663680"/><text:change-start text:change-id="ct106102877751616"/></text:p>
      <text:p text:style-name="P16">The schema contents are normative.<text:change-end text:change-id="ct106102877751616"/><text:change-start text:change-id="ct106102875668288"/></text:p>
      <text:p text:style-name="P16"><text:change-end text:change-id="ct106102875668288"/><text:change-start text:change-id="ct105553119834240"/></text:p>
      <text:h text:style-name="Heading_20_2" text:outline-level="2"><text:change-end text:change-id="ct105553119834240"/><text:change text:change-id="ct105553121953088"/><text:change-start text:change-id="ct105553119920448"/>XML<text:change-end text:change-id="ct105553119920448"/><text:change-start text:change-id="ct105553121972672"/> <text:change-end text:change-id="ct105553121972672"/><text:change-start text:change-id="ct105553121988032"/>Contents<text:change-end text:change-id="ct105553121988032"/><text:change-start text:change-id="ct106102875675008"/></text:h>
      <text:p text:style-name="Standard"><text:change-end text:change-id="ct106102875675008"/><text:change-start text:change-id="ct105553121966720"/>Sections:</text:p>
      <text:p text:style-name="Standard"><text:change-end text:change-id="ct105553121966720"/><text:change text:change-id="ct105553121981504"/><text:change-start text:change-id="ct106102875674816"/></text:p>
      <text:h text:style-name="Heading_20_2" text:outline-level="2">Other stuff</text:h>
      <text:p text:style-name="Standard"><text:change-end text:change-id="ct106102875674816"/><text:change-start text:change-id="ct105553117751488"/>The CDI information <text:change-end text:change-id="ct105553117751488"/><text:change-start text:change-id="ct105553117751680"/>shall be constant. <text:s/>A node may not change it after any part of it has been retrieved and before the next transition of the node away from the Initialized state. <text:s/>(The transition back to Initialized stte tells other nodes to flu<text:change-end text:change-id="ct105553117751680"/><text:change-start text:change-id="ct105553117752064"/>sh their caches and pick up any changed content)<text:change-end text:change-id="ct105553117752064"/></text:p>
      <text:h text:style-name="Heading_20_1" text:outline-level="1">Stuff to be merged into the above (or the TN)</text:h>
      <text:p text:style-name="Standard"/>
      <text:p text:style-name="Standard">The first byte is used to distinguish the coding.</text:p>
      <text:p text:style-name="Standard">“&lt;” (which is part of the XML “&lt;?xml version='1.0'?&gt;” definition): Uncoded characters</text:p>
      <text:p text:style-name="P9"><text:soft-page-break/>UTF BOM: Various UniCode forms</text:p>
      <text:p text:style-name="P9">0x01 – tag for compressed. <text:s/>One format defined for total start string of 0x0101. (If you want to use another format, decompress on board)</text:p>
      <text:p text:style-name="P9">(can't use 0x00 as lead, since that's the end-of-string indication)</text:p>
      <text:p text:style-name="P9"/>
      <text:p text:style-name="P9">The schema at prototypes/xml/schema (better location?) is really the normative thing, because that's what we check.</text:p>
      <text:p text:style-name="P9">But we add the &lt;acdi&gt; element to it, so the document isn't really complete; “Other protocols may add, but not remove, elements and attributes”? <text:s/>Remove constraints? How does extensibility work here?<text:change-start text:change-id="ct106102873528704"/></text:p>
      <text:p text:style-name="P9"/>
      <text:p text:style-name="P9"><text:change-end text:change-id="ct106102873528704"/><text:change-start text:change-id="ct106102873542912"/>Numbers for segments, offsets, etc must be specified as decimal numbers. <text:s/>Hexadecimal notation (0x1234) is not permitted<text:change-end text:change-id="ct106102873542912"/><text:change-start text:change-id="ct106102873543104"/>. Although it may have made the CDI easier for people to read, the XML is primarily intended for consumption by <text:change-end text:change-id="ct106102873543104"/><text:change-start text:change-id="ct106102873543296"/>OpenLCB nodes. <text:s/>Providing optional coding, such as hexadecimal numbers, makes those nodes more complex.</text:p>
      <text:p text:style-name="P9"/>
      <text:p text:style-name="P9">The 'mask' attribute is for use <text:change-end text:change-id="ct106102873543296"/><text:change-start text:change-id="ct106102873543488"/>with legacy equipment only. <text:s/>New OpenLCB implementations should not use it. <text:s/>Instead, they should lay out their configuration variables are processed as if they each had their own addressable location. <text:s/>(How they are actually stored in memory is not specified.)</text:p>
      <text:p text:style-name="P9"/>
      <text:p text:style-name="P9"><text:change-end text:change-id="ct106102873543488"/><text:change-start text:change-id="ct106102873543680"/>Nodes that use the 'mask' attribute in their CDI must properly implement the write-under-mask operation in their memory configuration protocol support.<text:change-end text:change-id="ct106102873543680"/></text:p>
      <text:p text:style-name="P9"><text:change-start text:change-id="ct106102873543872"/></text:p>
      <text:p text:style-name="P9">Because the using node may not have external connections, XML features requiring those<text:change-end text:change-id="ct106102873543872"/><text:change-start text:change-id="ct106102873544064"/> (Xinclude, schema default values, <text:span text:style-name="T4">…</text:span>) shall not be assumed to be present.<text:change-end text:change-id="ct106102873544064"/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<text:s/>1 Introduction (Informative)<text:tab/>1</text:p>
          <text:p text:style-name="P10"><text:s/>2 Intended Use (Informative)<text:tab/>1</text:p>
          <text:p text:style-name="P10"><text:s/>3 References and Context (Normative)<text:tab/>1</text:p>
          <text:p text:style-name="P10"><text:s/>4 Stuff to be merged into the above (or the TN)<text:tab/>1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imesNewRomanPSMT" svg:font-family="TimesNewRomanPSMT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="100%"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Teletype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106102875660224" text:id="ct106102875660224">
            <text:deletion>
              <office:change-info>
                <dc:creator>Bob Jacobsen</dc:creator>
                <dc:date>2015-02-07T15:26:00</dc:date>
              </office:change-info>
              <text:p text:style-name="MP1">-CAN</text:p>
            </text:dele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<text:change text:change-id="ct106102875660224"/> Configuration Desciption Information Standard</text:p>
      </style:header>
      <style:footer>
        <text:tracked-changes>
          <text:changed-region xml:id="ct106102875633152" text:id="ct106102875633152">
            <text:insertion>
              <office:change-info>
                <dc:creator>Bob Jacobsen</dc:creator>
                <dc:date>2015-02-07T15:25:00</dc:date>
              </office:change-info>
            </text:insertion>
          </text:changed-region>
        </text:tracked-changes>
        <text:p text:style-name="MP4"><text:span text:style-name="Page_20_Number"><text:span text:style-name="MT2">Copyright 2012</text:span></text:span><text:change-start text:change-id="ct106102875633152"/><text:span text:style-name="Page_20_Number"><text:span text:style-name="MT2">-2015</text:span></text:span><text:change-end text:change-id="ct106102875633152"/><text:span text:style-name="Page_20_Number"><text:span text:style-name="MT2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3</text:page-number></text:span></text:span><text:span text:style-name="Page_20_Number"><text:span text:style-name="MT2"> of </text:span></text:span><text:span text:style-name="Page_20_Number"><text:span text:style-name="MT2"><text:page-count style:num-format="1">4</text:page-count></text:span></text:span><text:span text:style-name="Page_20_Number"><text:span text:style-name="MT2"> - </text:span></text:span><text:span text:style-name="Page_20_Number"><text:span text:style-name="MT2"><text:date style:data-style-name="N75" text:date-value="2015-02-07T16:18:35">Feb 7, 2015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817585301837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3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Configuration Description Information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5-02-07T16:18:35">Feb 7, 2015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106102873546176" text:id="ct106102873546176">
            <text:insertion>
              <office:change-info>
                <dc:creator>Bob Jacobsen</dc:creator>
                <dc:date>2015-02-07T15:25:00</dc:date>
              </office:change-info>
            </text:insertion>
          </text:changed-region>
        </text:tracked-changes>
        <text:p text:style-name="MP8"><text:span text:style-name="Page_20_Number"><text:span text:style-name="MT2">Copyright 2012</text:span></text:span><text:change-start text:change-id="ct106102873546176"/><text:span text:style-name="Page_20_Number"><text:span text:style-name="MT2">-2015</text:span></text:span><text:change-end text:change-id="ct106102873546176"/><text:span text:style-name="Page_20_Number"><text:span text:style-name="MT2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4</text:page-count></text:span></text:span><text:span text:style-name="Page_20_Number"><text:span text:style-name="MT4"> - </text:span></text:span><text:span text:style-name="Page_20_Number"><text:span text:style-name="MT2"><text:date style:data-style-name="N75" text:date-value="2015-02-07T16:18:35">Feb 7, 2015</text:date></text:span></text:span></text:p>
        <text:p text:style-name="MP9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penLCB (title) Standard</dc:title>
    <meta:initial-creator>Alex Shepherd</meta:initial-creator>
    <meta:creation-date>2009-01-22T07:11:27</meta:creation-date>
    <meta:editing-cycles>97</meta:editing-cycles>
    <meta:editing-duration>PT13H39M54S</meta:editing-duration>
    <meta:generator>OpenOffice/4.1.0$Unix OpenOffice.org_project/410m18$Build-9764</meta:generator>
    <dc:date>2015-02-07T16:18:35</dc:date>
    <dc:creator>Bob Jacobsen</dc:creator>
    <meta:document-statistic meta:table-count="1" meta:image-count="1" meta:object-count="0" meta:page-count="4" meta:paragraph-count="75" meta:word-count="883" meta:character-count="5698"/>
    <meta:user-defined meta:name="Info 1"/>
    <meta:user-defined meta:name="Info 2"/>
    <meta:user-defined meta:name="Info 3"/>
    <meta:user-defined meta:name="Info 4"/>
  </office:meta>
</office:document-meta>
</file>